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b2b2b2" draw:textarea-horizontal-align="justify" draw:textarea-vertical-align="middle" draw:auto-grow-height="false" fo:min-height="0.75cm" fo:min-width="4.48cm"/>
    </style:style>
    <style:style style:name="gr2" style:family="graphic" style:parent-style-name="standard">
      <style:graphic-properties draw:stroke="none" draw:fill-color="#b2b2b2" draw:textarea-horizontal-align="justify" draw:textarea-vertical-align="middle" draw:auto-grow-height="false" fo:min-height="0.81cm" fo:min-width="4.48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draw:stroke="none" draw:fill-color="#b2b2b2" draw:textarea-horizontal-align="justify" draw:textarea-vertical-align="middle" draw:auto-grow-height="false" fo:min-height="1.791cm" fo:min-width="4.48cm"/>
    </style:style>
    <style:style style:name="gr5" style:family="graphic" style:parent-style-name="standard">
      <style:graphic-properties draw:stroke="none" draw:fill-color="#b2b2b2" draw:textarea-horizontal-align="justify" draw:textarea-vertical-align="middle" draw:auto-grow-height="false" fo:min-height="2.87cm" fo:min-width="4.48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4.4cm" fo:min-width="0cm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-color="#666666" draw:textarea-horizontal-align="justify" draw:textarea-vertical-align="middle" draw:auto-grow-height="false" fo:min-height="0.47cm" fo:min-width="4.48cm"/>
    </style:style>
    <style:style style:name="gr9" style:family="graphic" style:parent-style-name="objectwithoutfill">
      <style:graphic-properties svg:stroke-width="0.053cm" draw:marker-start-width="0.279cm" draw:marker-end="Arrow" draw:marker-end-width="0.279cm" draw:fill="none" draw:textarea-horizontal-align="center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draw:fill-color="#333333" draw:textarea-horizontal-align="justify" draw:textarea-vertical-align="middle" draw:auto-grow-height="false" fo:min-height="1.224cm" fo:min-width="0cm"/>
    </style:style>
    <style:style style:name="gr12" style:family="graphic" style:parent-style-name="standard">
      <style:graphic-properties draw:stroke="none" draw:fill-color="#333333" draw:textarea-horizontal-align="justify" draw:textarea-vertical-align="middle" draw:auto-grow-height="false" fo:min-height="0.482cm" fo:min-width="0cm"/>
    </style:style>
    <style:style style:name="gr13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  <style:text-properties style:font-name="Roboto"/>
    </style:style>
    <style:style style:name="P2" style:family="paragraph">
      <loext:graphic-properties draw:fill-color="#b2b2b2"/>
      <style:paragraph-properties fo:text-align="center"/>
      <style:text-properties style:font-name="Roboto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Roboto" fo:font-size="15pt" style:font-size-asian="15pt" style:font-size-complex="15pt"/>
    </style:style>
    <style:style style:name="P6" style:family="paragraph">
      <style:paragraph-properties fo:text-align="center"/>
      <style:text-properties fo:color="#ffffff" style:font-name="Roboto" fo:font-size="14pt" style:font-size-asian="14pt" style:font-size-complex="14pt"/>
    </style:style>
    <style:style style:name="P7" style:family="paragraph">
      <loext:graphic-properties draw:fill-color="#666666"/>
      <style:paragraph-properties fo:text-align="center"/>
      <style:text-properties fo:color="#ffffff" style:font-name="Roboto" fo:font-size="14pt" style:font-size-asian="14pt" style:font-size-complex="14pt"/>
    </style:style>
    <style:style style:name="P8" style:family="paragraph">
      <loext:graphic-properties draw:fill-color="#333333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T1" style:family="text">
      <style:text-properties style:font-name="Roboto"/>
    </style:style>
    <style:style style:name="T2" style:family="text">
      <style:text-properties style:font-name="Roboto" fo:font-size="15pt" style:font-size-asian="15pt" style:font-size-complex="15pt"/>
    </style:style>
    <style:style style:name="T3" style:family="text">
      <style:text-properties fo:color="#ffffff" style:font-name="Robot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8cm" svg:height="1cm" svg:x="1.7cm" svg:y="6.7cm">
          <text:p text:style-name="P1"><text:span text:style-name="T1">Low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8cm" svg:height="1.06cm" svg:x="1.7cm" svg:y="1.7cm">
          <text:p text:style-name="P1"><text:span text:style-name="T1">High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594cm" svg:height="0.487cm" svg:x="1.02cm" svg:y="0.75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4" draw:text-style-name="P2" draw:layer="layout" svg:width="4.98cm" svg:height="2.041cm" svg:x="11.75cm" svg:y="5.659cm">
          <text:p text:style-name="P1"><text:span text:style-name="T1">Low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98cm" svg:height="3.12cm" svg:x="11.75cm" svg:y="1.7cm">
          <text:p text:style-name="P1"><text:span text:style-name="T1">H</text:span><text:span text:style-name="T1">i</text:span><text:span text:style-name="T1">g</text:span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52cm" svg:height="4.96cm" draw:transform="rotate (1.5707963267949) translate (11.727cm 8.38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5" draw:layer="layout" svg:width="4.862cm" svg:height="1.631cm" svg:x="11.77cm" svg:y="8.24cm">
          <draw:text-box>
            <text:p text:style-name="P3"><text:span text:style-name="T2">Eingang fordert</text:span></text:p>
            <text:p text:style-name="P3"><text:span text:style-name="T2">Spannungsbereich</text:span></text:p>
          </draw:text-box>
        </draw:frame>
        <draw:custom-shape draw:style-name="gr8" draw:text-style-name="P7" draw:layer="layout" svg:width="4.98cm" svg:height="0.72cm" svg:x="11.75cm" svg:y="4.88cm">
          <text:p text:style-name="P6"><text:span text:style-name="T3">h</text:span><text:span text:style-name="T3">e</text:span><text:span text:style-name="T3">r</text:span><text:span text:style-name="T3">e </text:span><text:span text:style-name="T3">b</text:span><text:span text:style-name="T3">e </text:span><text:span text:style-name="T3">d</text:span><text:span text:style-name="T3">r</text:span><text:span text:style-name="T3">a</text:span><text:span text:style-name="T3">g</text:span><text:span text:style-name="T3">o</text:span><text:span text:style-name="T3">n</text:span><text:span text:style-name="T3">s</text:span></text:p>
          <draw:enhanced-geometry svg:viewBox="0 0 21600 21600" draw:type="rectangle" draw:enhanced-path="M 0 0 L 21600 0 21600 21600 0 21600 0 0 Z N"/>
        </draw:custom-shape>
        <draw:path draw:style-name="gr9" draw:text-style-name="P4" draw:layer="layout" svg:width="14.999cm" svg:height="6.979cm" svg:x="1.7cm" svg:y="0.72cm" svg:viewBox="0 0 15000 6980" svg:d="M0 6980v-6980zM0 6980h15000z">
          <text:p/>
        </draw:path>
        <draw:custom-shape draw:style-name="gr6" draw:text-style-name="P4" draw:layer="layout" svg:width="0.52cm" svg:height="4.96cm" draw:transform="rotate (1.5707963267949) translate (1.7cm 8.3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5" draw:layer="layout" svg:width="4.989cm" svg:height="1.631cm" svg:x="1.68cm" svg:y="8.16cm">
          <draw:text-box>
            <text:p text:style-name="P3"><text:span text:style-name="T2">A</text:span><text:span text:style-name="T2">u</text:span><text:span text:style-name="T2">s</text:span><text:span text:style-name="T2">g</text:span><text:span text:style-name="T2">a</text:span><text:span text:style-name="T2">n</text:span><text:span text:style-name="T2">g </text:span><text:span text:style-name="T2">g</text:span><text:span text:style-name="T2">ar</text:span><text:span text:style-name="T2">a</text:span><text:span text:style-name="T2">n</text:span><text:span text:style-name="T2">ti</text:span><text:span text:style-name="T2">e</text:span><text:span text:style-name="T2">rt</text:span></text:p>
            <text:p text:style-name="P3"><text:span text:style-name="T2">S</text:span><text:span text:style-name="T2">p</text:span><text:span text:style-name="T2">a</text:span><text:span text:style-name="T2">n</text:span><text:span text:style-name="T2">n</text:span><text:span text:style-name="T2">u</text:span><text:span text:style-name="T2">n</text:span><text:span text:style-name="T2">g</text:span><text:span text:style-name="T2">s</text:span><text:span text:style-name="T2">b</text:span><text:span text:style-name="T2">e</text:span><text:span text:style-name="T2">r</text:span><text:span text:style-name="T2">ei</text:span><text:span text:style-name="T2">c</text:span><text:span text:style-name="T2">h</text:span></text:p>
          </draw:text-box>
        </draw:frame>
        <draw:line draw:style-name="gr10" draw:text-style-name="P4" draw:layer="layout" svg:x1="1.7cm" svg:y1="6.7cm" svg:x2="10.72cm" svg:y2="6.7cm">
          <text:p/>
        </draw:line>
        <draw:frame draw:style-name="gr3" draw:text-style-name="P3" draw:layer="layout" svg:width="1.047cm" svg:height="0.555cm" svg:x="6.666cm" svg:y="2.1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3" draw:layer="layout" svg:width="0.975cm" svg:height="0.555cm" svg:x="6.68cm" svg:y="6.74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10" draw:text-style-name="P4" draw:layer="layout" svg:x1="7.7cm" svg:y1="5.7cm" svg:x2="16.72cm" svg:y2="5.7cm">
          <text:p/>
        </draw:line>
        <draw:line draw:style-name="gr10" draw:text-style-name="P4" draw:layer="layout" svg:x1="7.7cm" svg:y1="4.8cm" svg:x2="16.72cm" svg:y2="4.8cm">
          <text:p/>
        </draw:line>
        <draw:line draw:style-name="gr10" draw:text-style-name="P4" draw:layer="layout" svg:x1="1.7cm" svg:y1="2.76cm" svg:x2="10.72cm" svg:y2="2.76cm">
          <text:p/>
        </draw:line>
        <draw:custom-shape draw:style-name="gr11" draw:text-style-name="P8" draw:layer="layout" svg:width="0.32cm" svg:height="1.84cm" svg:x="7.72cm" svg:y="2.86cm">
          <text:p/>
          <draw:enhanced-geometry svg:viewBox="0 0 21600 21600" draw:text-areas="?f0 ?f8 ?f2 ?f9" draw:type="up-down-arrow" draw:modifiers="5517.75700934579 2839.32645301467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3" draw:layer="layout" svg:width="3.65cm" svg:height="0.555cm" svg:x="4.07cm" svg:y="3.46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12" draw:text-style-name="P8" draw:layer="layout" svg:width="0.32cm" svg:height="0.84cm" svg:x="7.72cm" svg:y="5.76cm">
          <text:p/>
          <draw:enhanced-geometry svg:viewBox="0 0 21600 21600" draw:text-areas="?f0 ?f8 ?f2 ?f9" draw:type="up-down-arrow" draw:modifiers="5854.20560747664 5573.3650416171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3" draw:layer="layout" svg:width="3.434cm" svg:height="0.555cm" svg:x="4.18cm" svg:y="5.8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3" draw:layer="layout" svg:width="0.953cm" svg:height="0.555cm" svg:x="10.753cm" svg:y="4.18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3" draw:layer="layout" svg:width="0.881cm" svg:height="0.555cm" svg:x="10.754cm" svg:y="5.78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13" draw:text-style-name="P9" draw:layer="layout" svg:width="0.16cm" svg:height="0.16cm" svg:x="1.62cm" svg:y="0.6cm">
          <text:p/>
          <draw:enhanced-geometry svg:viewBox="0 0 21600 21600" draw:glue-points="?f6 10800 10800 21600 ?f5 10800 10800 0" draw:text-areas="?f3 ?f3 ?f4 ?f4" draw:mirror-vertical="true" draw:type="trapezoid" draw:modifiers="108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9T18:48:34.892226537</meta:creation-date>
    <dc:date>2017-08-09T19:05:21.292109119</dc:date>
    <meta:editing-duration>PT16M42S</meta:editing-duration>
    <meta:editing-cycles>11</meta:editing-cycles>
    <meta:generator>LibreOffice/5.4.0.3$Linux_X86_64 LibreOffice_project/40m0$Build-3</meta:generator>
    <meta:document-statistic meta:object-count="24"/>
  </office:meta>
</office:document-meta>
</file>

<file path=Object 1/content.xml><?xml version="1.0" encoding="utf-8"?>
<math xmlns="http://www.w3.org/1998/Math/MathML" display="block">
  <semantics>
    <mi>U</mi>
    <annotation encoding="StarMath 5.0">U</annotation>
  </semantics>
</math>
</file>

<file path=Object 2/content.xml><?xml version="1.0" encoding="utf-8"?>
<math xmlns="http://www.w3.org/1998/Math/MathML" display="block">
  <semantics>
    <msub>
      <mi>U</mi>
      <mi mathvariant="italic">OH</mi>
    </msub>
    <annotation encoding="StarMath 5.0">U_OH</annotation>
  </semantics>
</math>
</file>

<file path=Object 3/content.xml><?xml version="1.0" encoding="utf-8"?>
<math xmlns="http://www.w3.org/1998/Math/MathML" display="block">
  <semantics>
    <msub>
      <mi>U</mi>
      <mi mathvariant="italic">OL</mi>
    </msub>
    <annotation encoding="StarMath 5.0">U_OL</annotation>
  </semantics>
</math>
</file>

<file path=Object 4/content.xml><?xml version="1.0" encoding="utf-8"?>
<math xmlns="http://www.w3.org/1998/Math/MathML" display="block">
  <semantics>
    <mrow>
      <msub>
        <mi mathvariant="italic">NM</mi>
        <mi>H</mi>
      </msub>
      <mo stretchy="false">=</mo>
      <mrow>
        <msub>
          <mi>U</mi>
          <mi mathvariant="italic">OH</mi>
        </msub>
        <mo stretchy="false">−</mo>
        <msub>
          <mi>U</mi>
          <mi mathvariant="italic">IH</mi>
        </msub>
      </mrow>
    </mrow>
    <annotation encoding="StarMath 5.0">NM_H = U_OH - U_IH</annotation>
  </semantics>
</math>
</file>

<file path=Object 5/content.xml><?xml version="1.0" encoding="utf-8"?>
<math xmlns="http://www.w3.org/1998/Math/MathML" display="block">
  <semantics>
    <mrow>
      <msub>
        <mi mathvariant="italic">NM</mi>
        <mi>L</mi>
      </msub>
      <mo stretchy="false">=</mo>
      <mrow>
        <msub>
          <mi>U</mi>
          <mi mathvariant="italic">IL</mi>
        </msub>
        <mo stretchy="false">−</mo>
        <msub>
          <mi>U</mi>
          <mi mathvariant="italic">OL</mi>
        </msub>
      </mrow>
    </mrow>
    <annotation encoding="StarMath 5.0">NM_L = U_IL - U_OL</annotation>
  </semantics>
</math>
</file>

<file path=Object 6/content.xml><?xml version="1.0" encoding="utf-8"?>
<math xmlns="http://www.w3.org/1998/Math/MathML" display="block">
  <semantics>
    <msub>
      <mi>U</mi>
      <mi mathvariant="italic">IH</mi>
    </msub>
    <annotation encoding="StarMath 5.0">U_IH</annotation>
  </semantics>
</math>
</file>

<file path=Object 7/content.xml><?xml version="1.0" encoding="utf-8"?>
<math xmlns="http://www.w3.org/1998/Math/MathML" display="block">
  <semantics>
    <msub>
      <mi>U</mi>
      <mi mathvariant="italic">IL</mi>
    </msub>
    <annotation encoding="StarMath 5.0">U_IL</annotation>
  </semantics>
</math>
</file>